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94000000101B6E3569.png"/>
  <manifest:file-entry manifest:media-type="image/png" manifest:full-path="Pictures/100002010000079400000010D0F9B01C.png"/>
  <manifest:file-entry manifest:media-type="" manifest:full-path="Pictures/2000000700003CAC00003679010B76AF.svm"/>
  <manifest:file-entry manifest:media-type="image/png" manifest:full-path="Pictures/10000201000000540000004A653ABD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ourier New" svg:font-family="'Courier New'"/>
    <style:font-face style:name="Noto Sans" svg:font-family="'Noto Sans'"/>
    <style:font-face style:name="OpenSymbol" svg:font-family="OpenSymbol"/>
    <style:font-face style:name="Symbol" svg:font-family="Symbol"/>
    <style:font-face style:name="Wingdings" svg:font-family="Wingdings"/>
    <style:font-face style:name="Noto Sans1" svg:font-family="'Noto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9.827cm"/>
    </style:style>
    <style:style style:name="Таблица1.B" style:family="table-column">
      <style:table-column-properties style:column-width="4.099cm"/>
    </style:style>
    <style:style style:name="Таблица1.C" style:family="table-column">
      <style:table-column-properties style:column-width="4.574cm"/>
    </style:style>
    <style:style style:name="Таблица1.1" style:family="table-row">
      <style:table-row-properties style:row-height="0.471cm" style:use-optimal-row-height="false"/>
    </style:style>
    <style:style style:name="Таблица1.A1" style:family="table-cell">
      <style:table-cell-properties style:vertical-align="middle" fo:padding-left="3.226cm" fo:padding-right="3.046cm" fo:padding-top="0cm" fo:padding-bottom="0cm" fo:border="0.018cm solid #000000" fo:wrap-option="wrap"/>
    </style:style>
    <style:style style:name="Таблица1.B1" style:family="table-cell">
      <style:table-cell-properties style:vertical-align="middle" fo:padding-left="3.163cm" fo:padding-right="2.986cm" fo:padding-top="0cm" fo:padding-bottom="0cm" fo:border="0.018cm solid #000000" fo:wrap-option="wrap"/>
    </style:style>
    <style:style style:name="Таблица1.2" style:family="table-row">
      <style:table-row-properties style:row-height="0.467cm" style:use-optimal-row-height="false"/>
    </style:style>
    <style:style style:name="Таблица1.A2" style:family="table-cell">
      <style:table-cell-properties style:vertical-align="middle" fo:padding-left="7.77cm" fo:padding-right="7.594cm" fo:padding-top="0cm" fo:padding-bottom="0cm" fo:border="0.018cm solid #000000" fo:wrap-option="wrap"/>
    </style:style>
    <style:style style:name="Таблица1.3" style:family="table-row">
      <style:table-row-properties style:row-height="1.099cm" style:use-optimal-row-height="false"/>
    </style:style>
    <style:style style:name="Таблица1.A3" style:family="table-cell">
      <style:table-cell-properties style:vertical-align="top" fo:padding-left="0.106cm" fo:padding-right="2.79cm" fo:padding-top="0cm" fo:padding-bottom="0cm" fo:border="0.018cm solid #000000" fo:wrap-option="wrap"/>
    </style:style>
    <style:style style:name="Таблица1.B3" style:family="table-cell">
      <style:table-cell-properties style:vertical-align="middle" fo:padding-left="0.487cm" fo:padding-right="0.314cm" fo:padding-top="0cm" fo:padding-bottom="0cm" fo:border="0.018cm solid #000000" fo:wrap-option="wrap"/>
    </style:style>
    <style:style style:name="Таблица1.4" style:family="table-row">
      <style:table-row-properties style:row-height="0.538cm" style:use-optimal-row-height="false"/>
    </style:style>
    <style:style style:name="Таблица1.A4" style:family="table-cell">
      <style:table-cell-properties style:vertical-align="top" fo:padding-left="0.106cm" fo:padding-right="0.773cm" fo:padding-top="0cm" fo:padding-bottom="0cm" fo:border="0.018cm solid #000000" fo:wrap-option="wrap"/>
    </style:style>
    <style:style style:name="Таблица1.B4" style:family="table-cell">
      <style:table-cell-properties style:vertical-align="middle" fo:padding-left="1.549cm" fo:padding-right="1.372cm" fo:padding-top="0cm" fo:padding-bottom="0cm" fo:border="0.018cm solid #000000" fo:wrap-option="wrap"/>
    </style:style>
    <style:style style:name="Таблица1.C4" style:family="table-cell">
      <style:table-cell-properties style:vertical-align="middle" fo:padding-left="1.73cm" fo:padding-right="1.554cm" fo:padding-top="0cm" fo:padding-bottom="0cm" fo:border="0.018cm solid #000000" fo:wrap-option="wrap"/>
    </style:style>
    <style:style style:name="Таблица1.5" style:family="table-row">
      <style:table-row-properties style:row-height="0.706cm" style:use-optimal-row-height="false"/>
    </style:style>
    <style:style style:name="Таблица1.A5" style:family="table-cell">
      <style:table-cell-properties style:vertical-align="middle" fo:padding-left="7.904cm" fo:padding-right="7.728cm" fo:padding-top="0cm" fo:padding-bottom="0cm" fo:border="0.018cm solid #000000" fo:wrap-option="wrap"/>
    </style:style>
    <style:style style:name="Таблица1.6" style:family="table-row">
      <style:table-row-properties style:row-height="0.54cm" fo:background-color="transparent" style:keep-together="false" fo:keep-together="always" style:use-optimal-row-height="false">
        <style:background-image/>
      </style:table-row-properties>
    </style:style>
    <style:style style:name="Таблица1.A6" style:family="table-cell">
      <style:table-cell-properties style:vertical-align="" fo:background-color="transparent" fo:padding="0cm" fo:border-left="0.018cm solid #000000" fo:border-right="none" fo:border-top="0.018cm solid #000000" fo:border-bottom="0.018cm solid #000000" fo:wrap-option="wrap" style:writing-mode="page">
        <style:background-image/>
      </style:table-cell-properties>
    </style:style>
    <style:style style:name="Таблица1.B6" style:family="table-cell">
      <style:table-cell-properties style:vertical-align="" fo:background-color="transparent" fo:padding="0cm" fo:border="0.018cm solid #000000" fo:wrap-option="wrap" style:writing-mode="page">
        <style:background-image/>
      </style:table-cell-properties>
    </style:style>
    <style:style style:name="Таблица1.A7" style:family="table-cell">
      <style:table-cell-properties style:vertical-align="" fo:background-color="transparent" fo:padding="0cm" fo:border-left="0.018cm solid #000000" fo:border-right="none" fo:border-top="none" fo:border-bottom="0.018cm solid #000000" fo:wrap-option="wrap" style:writing-mode="page">
        <style:background-image/>
      </style:table-cell-properties>
    </style:style>
    <style:style style:name="Таблица1.B7" style:family="table-cell" style:data-style-name="N0">
      <style:table-cell-properties style:vertical-align="" fo:background-color="transparent" fo:padding="0cm" fo:border-left="0.018cm solid #000000" fo:border-right="0.018cm solid #000000" fo:border-top="none" fo:border-bottom="0.018cm solid #000000" fo:wrap-option="wrap" style:writing-mode="page">
        <style:background-image/>
      </style:table-cell-properties>
    </style:style>
    <style:style style:name="Таблица1.B9" style:family="table-cell">
      <style:table-cell-properties style:vertical-align="" fo:background-color="transparent" fo:padding="0cm" fo:border-left="0.018cm solid #000000" fo:border-right="0.018cm solid #000000" fo:border-top="none" fo:border-bottom="0.018cm solid #000000" fo:wrap-option="wrap" style:writing-mode="page">
        <style:background-image/>
      </style:table-cell-properties>
    </style:style>
    <style:style style:name="Таблица1.11" style:family="table-row">
      <style:table-row-properties style:row-height="0.51cm" fo:background-color="transparent" style:keep-together="false" fo:keep-together="always" style:use-optimal-row-height="false">
        <style:background-image/>
      </style:table-row-properties>
    </style:style>
    <style:style style:name="Таблица1.B11" style:family="table-cell" style:data-style-name="N0">
      <style:table-cell-properties style:vertical-align="" fo:background-color="transparent" fo:padding="0cm" fo:border="0.018cm solid #000000" fo:wrap-option="wrap" style:writing-mode="page">
        <style:background-image/>
      </style:table-cell-properties>
    </style:style>
    <style:style style:name="Таблица1.12" style:family="table-row">
      <style:table-row-properties style:row-height="0.473cm" fo:background-color="transparent" style:keep-together="false" fo:keep-together="always" style:use-optimal-row-height="false">
        <style:background-image/>
      </style:table-row-properties>
    </style:style>
    <style:style style:name="Таблица1.A13" style:family="table-cell">
      <style:table-cell-properties style:vertical-align="middle" fo:padding-left="7.788cm" fo:padding-right="7.609cm" fo:padding-top="0cm" fo:padding-bottom="0cm" fo:border="0.018cm solid #000000" fo:wrap-option="wrap"/>
    </style:style>
    <style:style style:name="Таблица1.15" style:family="table-row">
      <style:table-row-properties style:row-height="0.542cm" fo:background-color="transparent" style:keep-together="false" fo:keep-together="always" style:use-optimal-row-height="false">
        <style:background-image/>
      </style:table-row-properties>
    </style:style>
    <style:style style:name="Таблица1.16" style:family="table-row">
      <style:table-row-properties style:row-height="0.542cm" style:use-optimal-row-height="false"/>
    </style:style>
    <style:style style:name="Таблица1.A16" style:family="table-cell">
      <style:table-cell-properties style:vertical-align="middle" fo:padding-left="0.106cm" fo:padding-right="7.525cm" fo:padding-top="0cm" fo:padding-bottom="0cm" fo:border="0.018cm solid #000000" fo:wrap-option="wrap"/>
    </style:style>
    <style:style style:name="Таблица1.B16" style:family="table-cell">
      <style:table-cell-properties style:vertical-align="top" fo:padding-left="2.972cm" fo:padding-right="2.798cm" fo:padding-top="0cm" fo:padding-bottom="0cm" fo:border="0.018cm solid #000000" fo:wrap-option="wrap"/>
    </style:style>
    <style:style style:name="Таблица1.17" style:family="table-row">
      <style:table-row-properties style:row-height="0.536cm" style:use-optimal-row-height="false"/>
    </style:style>
    <style:style style:name="Таблица1.A17" style:family="table-cell">
      <style:table-cell-properties style:vertical-align="top" fo:padding-left="0.106cm" fo:padding-right="4.276cm" fo:padding-top="0cm" fo:padding-bottom="0cm" fo:border="0.018cm solid #000000" fo:wrap-option="wrap"/>
    </style:style>
    <style:style style:name="Таблица1.B17" style:family="table-cell">
      <style:table-cell-properties style:vertical-align="middle" fo:padding-left="2.958cm" fo:padding-right="2.782cm" fo:padding-top="0cm" fo:padding-bottom="0cm" fo:border="0.018cm solid #000000" fo:wrap-option="wrap"/>
    </style:style>
    <style:style style:name="Таблица1.A19" style:family="table-cell">
      <style:table-cell-properties style:vertical-align="top" fo:padding-left="7.879cm" fo:padding-right="7.705cm" fo:padding-top="0cm" fo:padding-bottom="0cm" fo:border="0.018cm solid #000000" fo:wrap-option="wrap"/>
    </style:style>
    <style:style style:name="Таблица1.A20" style:family="table-cell">
      <style:table-cell-properties style:vertical-align="top" fo:padding-left="0.106cm" fo:padding-right="6.795cm" fo:padding-top="0cm" fo:padding-bottom="0cm" fo:border="0.018cm solid #000000" fo:wrap-option="wrap"/>
    </style:style>
    <style:style style:name="Таблица1.B20" style:family="table-cell">
      <style:table-cell-properties style:vertical-align="top" fo:padding-left="1.66cm" fo:padding-right="1.489cm" fo:padding-top="0cm" fo:padding-bottom="0cm" fo:border="0.018cm solid #000000" fo:wrap-option="wrap"/>
    </style:style>
    <style:style style:name="Таблица1.A21" style:family="table-cell">
      <style:table-cell-properties style:vertical-align="top" fo:padding-left="0.106cm" fo:padding-right="5.276cm" fo:padding-top="0cm" fo:padding-bottom="0cm" fo:border="0.018cm solid #000000" fo:wrap-option="wrap"/>
    </style:style>
    <style:style style:name="Таблица1.B21" style:family="table-cell">
      <style:table-cell-properties style:vertical-align="middle" fo:padding-left="2.731cm" fo:padding-right="2.554cm" fo:padding-top="0cm" fo:padding-bottom="0cm" fo:border="0.018cm solid #000000" fo:wrap-option="wrap"/>
    </style:style>
    <style:style style:name="Таблица1.A22" style:family="table-cell">
      <style:table-cell-properties style:vertical-align="top" fo:padding-left="0.106cm" fo:padding-right="1.478cm" fo:padding-top="0cm" fo:padding-bottom="0cm" fo:border="0.018cm solid #000000" fo:wrap-option="wrap"/>
    </style:style>
    <style:style style:name="Таблица1.B22" style:family="table-cell">
      <style:table-cell-properties style:vertical-align="middle" fo:padding-left="3.623cm" fo:padding-right="3.447cm" fo:padding-top="0cm" fo:padding-bottom="0cm" fo:border="0.018cm solid #000000" fo:wrap-option="wrap"/>
    </style:style>
    <style:style style:name="Таблица1.A23" style:family="table-cell">
      <style:table-cell-properties style:vertical-align="top" fo:padding-left="6.484cm" fo:padding-right="6.306cm" fo:padding-top="0cm" fo:padding-bottom="0cm" fo:border="0.018cm solid #000000" fo:wrap-option="wrap"/>
    </style:style>
    <style:style style:name="Таблица1.24" style:family="table-row">
      <style:table-row-properties style:row-height="0.519cm" style:use-optimal-row-height="false"/>
    </style:style>
    <style:style style:name="Таблица1.A24" style:family="table-cell">
      <style:table-cell-properties style:vertical-align="top" fo:padding-left="0.106cm" fo:padding-right="6.066cm" fo:padding-top="0cm" fo:padding-bottom="0cm" fo:border="0.018cm solid #000000" fo:wrap-option="wrap"/>
    </style:style>
    <style:style style:name="Таблица1.B24" style:family="table-cell">
      <style:table-cell-properties style:vertical-align="top" fo:padding-left="3.457cm" fo:padding-right="3.281cm" fo:padding-top="0cm" fo:padding-bottom="0cm" fo:border="0.018cm solid #000000" fo:wrap-option="wrap"/>
    </style:style>
    <style:style style:name="Таблица1.25" style:family="table-row">
      <style:table-row-properties style:row-height="0.543cm" style:use-optimal-row-height="false"/>
    </style:style>
    <style:style style:name="Таблица1.A25" style:family="table-cell">
      <style:table-cell-properties style:vertical-align="top" fo:padding-left="0.106cm" fo:padding-right="5.166cm" fo:padding-top="0cm" fo:padding-bottom="0cm" fo:border="0.018cm solid #000000" fo:wrap-option="wrap"/>
    </style:style>
    <style:style style:name="Таблица1.B25" style:family="table-cell">
      <style:table-cell-properties style:vertical-align="middle" fo:padding-left="3.468cm" fo:padding-right="3.293cm" fo:padding-top="0cm" fo:padding-bottom="0cm" fo:border="0.018cm solid #000000" fo:wrap-option="wrap"/>
    </style:style>
    <style:style style:name="Таблица1.A26" style:family="table-cell">
      <style:table-cell-properties style:vertical-align="top" fo:padding-left="0.106cm" fo:padding-right="2.443cm" fo:padding-top="0cm" fo:padding-bottom="0cm" fo:border="0.018cm solid #000000" fo:wrap-option="wrap"/>
    </style:style>
    <style:style style:name="Таблица1.B26" style:family="table-cell">
      <style:table-cell-properties style:vertical-align="middle" fo:padding-left="3.316cm" fo:padding-right="3.14cm" fo:padding-top="0cm" fo:padding-bottom="0cm" fo:border="0.018cm solid #000000" fo:wrap-option="wrap"/>
    </style:style>
    <style:style style:name="P1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P2" style:family="paragraph" style:parent-style-name="Normal">
      <style:paragraph-properties fo:margin-left="0cm" fo:margin-right="-0.353cm" fo:margin-top="0cm" fo:margin-bottom="0cm" fo:line-height="0.455cm" fo:text-align="justify" style:justify-single-word="false" fo:text-indent="0cm" style:auto-text-indent="fals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3" style:family="paragraph" style:parent-style-name="Normal">
      <style:paragraph-properties fo:margin-left="0cm" fo:margin-right="-0.353cm" fo:margin-top="0cm" fo:margin-bottom="0cm" fo:line-height="0.817cm" fo:text-align="justify" style:justify-single-word="false" fo:text-indent="0cm" style:auto-text-indent="false" style:writing-mode="lr-tb"/>
      <style:text-properties fo:color="#000000" style:text-line-through-style="none" style:font-name="Noto Sans" fo:font-size="17pt" fo:letter-spacing="normal" fo:language="ru" fo:country="RU" fo:font-style="normal" style:text-underline-style="none" fo:font-weight="bold" style:font-name-asian="Noto Sans" style:font-size-asian="17pt" style:font-style-asian="normal" style:font-weight-asian="bold" style:font-name-complex="Noto Sans" style:font-size-complex="17pt" style:font-style-complex="normal" style:font-weight-complex="bold" style:text-scale="100%"/>
    </style:style>
    <style:style style:name="P4" style:family="paragraph" style:parent-style-name="Normal">
      <style:paragraph-properties fo:margin-left="0cm" fo:margin-right="-0.353cm" fo:margin-top="0cm" fo:margin-bottom="0cm" fo:line-height="0.407cm" fo:text-align="justify" style:justify-single-word="false" fo:text-indent="0cm" style:auto-text-indent="false" style:writing-mode="lr-tb"/>
      <style:text-properties fo:color="#000000" style:text-line-through-style="none" style:font-name="Noto Sans" fo:font-size="8.5pt" fo:letter-spacing="normal" fo:language="ru" fo:country="RU" fo:font-style="normal" style:text-underline-style="none" fo:font-weight="bold" style:font-name-asian="Noto Sans" style:font-size-asian="8.5pt" style:font-style-asian="normal" style:font-weight-asian="bold" style:font-name-complex="Noto Sans" style:font-size-complex="8.5pt" style:font-style-complex="normal" style:font-weight-complex="bold" style:text-scale="100%"/>
    </style:style>
    <style:style style:name="P5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P6" style:family="paragraph" style:parent-style-name="Normal">
      <style:paragraph-properties fo:margin-left="0cm" fo:margin-right="-0.353cm" fo:margin-top="0.002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P7" style:family="paragraph" style:parent-style-name="Standard">
      <style:paragraph-properties fo:margin-left="0cm" fo:margin-right="-0.353cm" fo:margin-top="0.275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0%"/>
    </style:style>
    <style:style style:name="P8" style:family="paragraph" style:parent-style-name="Standard">
      <style:paragraph-properties fo:margin-left="0cm" fo:margin-right="-0.353cm" fo:margin-top="0.275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 style:text-scale="100%"/>
    </style:style>
    <style:style style:name="P9" style:family="paragraph" style:parent-style-name="Normal" style:master-page-name="">
      <style:paragraph-properties fo:margin-left="0cm" fo:margin-right="0cm" fo:margin-top="0cm" fo:margin-bottom="0cm" style:line-height-at-least="0.6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0" style:family="paragraph" style:parent-style-name="Standard">
      <style:paragraph-properties fo:margin-left="0cm" fo:margin-right="0cm" fo:margin-top="0cm" fo:margin-bottom="0cm" style:line-height-at-least="0.432cm" fo:text-align="justify" style:justify-single-word="false" fo:orphans="2" fo:widows="2" fo:text-indent="0cm" style:auto-text-indent="false" fo:padding="0cm" fo:border="non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normal" style:font-name-asian="Noto Sans" style:font-size-asian="10pt" style:font-style-asian="normal" style:font-weight-asian="normal" style:font-name-complex="Noto Sans" style:font-size-complex="10pt" style:font-style-complex="normal" style:font-weight-complex="normal" style:text-scale="100%"/>
    </style:style>
    <style:style style:name="P11" style:family="paragraph" style:parent-style-name="Text_20_body">
      <style:paragraph-properties fo:margin-left="0cm" fo:margin-right="0cm" fo:margin-top="0cm" fo:margin-bottom="0cm" style:line-height-at-least="0.432cm" fo:text-align="justify" style:justify-single-word="false" fo:orphans="2" fo:widows="2" fo:text-indent="0cm" style:auto-text-indent="false" fo:padding="0cm" fo:border="non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2" style:family="paragraph" style:parent-style-name="Text_20_body">
      <style:paragraph-properties fo:margin-left="0cm" fo:margin-right="0cm" fo:margin-top="0cm" fo:margin-bottom="0cm" style:line-height-at-least="0.432cm" fo:text-align="justify" style:justify-single-word="false" fo:orphans="2" fo:widows="2" fo:text-indent="0cm" style:auto-text-indent="false" fo:padding="0cm" fo:border="non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normal" style:font-name-asian="Noto Sans" style:font-size-asian="10pt" style:font-style-asian="normal" style:font-weight-asian="normal" style:font-name-complex="Noto Sans" style:font-size-complex="10pt" style:font-style-complex="normal" style:font-weight-complex="normal" style:text-scale="100%"/>
    </style:style>
    <style:style style:name="P13" style:family="paragraph" style:parent-style-name="Normal">
      <style:paragraph-properties fo:margin-left="0cm" fo:margin-right="0cm" fo:margin-top="0.002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 style:text-scale="100%"/>
    </style:style>
    <style:style style:name="P14" style:family="paragraph" style:parent-style-name="Normal">
      <style:paragraph-properties fo:margin-left="0cm" fo:margin-right="0cm" fo:margin-top="0.002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15" style:family="paragraph" style:parent-style-name="Normal">
      <style:paragraph-properties fo:margin-left="0cm" fo:margin-right="0cm" fo:margin-top="0.323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16" style:family="paragraph" style:parent-style-name="Normal">
      <style:paragraph-properties fo:margin-left="0cm" fo:margin-right="0cm" fo:margin-top="0.046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17" style:family="paragraph" style:parent-style-name="Normal">
      <style:paragraph-properties fo:margin-left="0cm" fo:margin-right="0cm" fo:margin-top="0.046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 style:text-scale="100%"/>
    </style:style>
    <style:style style:name="P18" style:family="paragraph" style:parent-style-name="Normal">
      <style:paragraph-properties fo:margin-left="0cm" fo:margin-right="0cm" style:line-height-at-least="0.392cm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19" style:family="paragraph" style:parent-style-name="Normal">
      <style:paragraph-properties fo:margin-left="0cm" fo:margin-right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20" style:family="paragraph" style:parent-style-name="Normal">
      <style:paragraph-properties fo:margin-left="0cm" fo:margin-right="0cm" style:line-height-at-least="0.392cm" fo:text-align="center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21" style:family="paragraph" style:parent-style-name="Normal">
      <style:paragraph-properties fo:margin-left="0cm" fo:margin-right="0cm" fo:margin-top="0.044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22" style:family="paragraph" style:parent-style-name="Normal">
      <style:paragraph-properties fo:margin-left="0cm" fo:margin-right="0cm" fo:margin-top="0.039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23" style:family="paragraph" style:parent-style-name="Normal">
      <style:paragraph-properties fo:margin-left="0cm" fo:margin-right="0cm" fo:margin-top="0.041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 style:text-scale="100%"/>
    </style:style>
    <style:style style:name="P24" style:family="paragraph" style:parent-style-name="Normal">
      <style:paragraph-properties fo:margin-left="0cm" fo:margin-right="-2.432cm" fo:margin-top="0.002cm" fo:margin-bottom="0cm" fo:text-align="justify" style:justify-single-word="false" fo:text-indent="0cm" style:auto-text-indent="false" style:writing-mode="lr-tb"/>
      <style:text-properties style:font-name="Arial" fo:font-size="0pt" fo:language="ru" fo:country="RU" style:font-name-asian="Arial" style:font-size-asian="0pt" style:font-name-complex="Arial" style:font-size-complex="0pt"/>
    </style:style>
    <style:style style:name="P25" style:family="paragraph" style:parent-style-name="Normal">
      <style:paragraph-properties fo:margin-left="1.501cm" fo:margin-right="-0.353cm" fo:margin-top="0.002cm" fo:margin-bottom="0cm" fo:line-height="0.288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26" style:family="paragraph" style:parent-style-name="Normal" style:master-page-name="">
      <style:paragraph-properties fo:margin-left="1.501cm" fo:margin-right="-0.353cm" fo:margin-top="0.25cm" fo:margin-bottom="0.233cm" style:line-height-at-least="0.31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27" style:family="paragraph" style:parent-style-name="Normal">
      <style:paragraph-properties fo:margin-left="0cm" fo:margin-right="0cm" fo:margin-top="0.002cm" fo:margin-bottom="0cm" style:line-height-at-least="0.561cm" fo:text-align="start" style:justify-single-word="false" fo:text-indent="0.312cm" style:auto-text-indent="false" style:writing-mode="lr-tb"/>
      <style:text-properties fo:color="#000000" style:text-line-through-style="none" style:font-name="Arial" fo:font-size="7pt" fo:letter-spacing="normal" fo:language="ru" fo:country="RU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scale="100%"/>
    </style:style>
    <style:style style:name="P28" style:family="paragraph" style:parent-style-name="Normal" style:master-page-name="">
      <style:paragraph-properties fo:margin-left="1.501cm" fo:margin-right="-0.014cm" fo:margin-top="0.212cm" fo:margin-bottom="0cm" style:line-height-at-least="0.386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29" style:family="paragraph" style:parent-style-name="Normal" style:master-page-name="MasterPage3">
      <style:paragraph-properties fo:margin-left="0cm" fo:margin-right="-0.353cm" fo:margin-top="0.101cm" fo:margin-bottom="0cm" style:line-height-at-least="0.67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4pt" fo:letter-spacing="normal" fo:language="ru" fo:country="RU" fo:font-style="normal" style:text-underline-style="none" fo:font-weight="bold" style:font-name-asian="Noto Sans" style:font-size-asian="14pt" style:font-style-asian="normal" style:font-weight-asian="bold" style:font-name-complex="Noto Sans" style:font-size-complex="14pt" style:font-style-complex="normal" style:font-weight-complex="bold" style:text-scale="100%"/>
    </style:style>
    <style:style style:name="P30" style:family="paragraph" style:parent-style-name="Normal" style:list-style-name="LS35">
      <style:paragraph-properties fo:margin-left="0cm" fo:margin-right="-0.353cm" fo:margin-top="0cm" fo:margin-bottom="0cm" style:line-height-at-least="0.6cm" fo:text-align="justify" style:justify-single-word="false" fo:text-indent="0cm" style:auto-text-indent="false" style:writing-mode="lr-tb"/>
      <style:text-properties fo:color="#000000" style:text-line-through-style="none" style:font-name="Noto Sans" fo:font-size="12.5pt" fo:letter-spacing="normal" fo:language="ru" fo:country="RU" fo:font-style="normal" style:text-underline-style="none" fo:font-weight="bold" style:font-name-asian="Noto Sans" style:font-size-asian="12.5pt" style:font-style-asian="normal" style:font-weight-asian="bold" style:font-name-complex="Noto Sans" style:font-size-complex="12.5pt" style:font-style-complex="normal" style:font-weight-complex="bold" style:text-scale="100%"/>
    </style:style>
    <style:style style:name="P31" style:family="paragraph" style:parent-style-name="Normal" style:list-style-name="LS37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32" style:family="paragraph" style:parent-style-name="Normal" style:list-style-name="LS39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33" style:family="paragraph" style:parent-style-name="Normal" style:master-page-name="Standard">
      <style:paragraph-properties fo:margin-left="0cm" fo:margin-right="-0.353cm" fo:margin-top="0cm" fo:margin-bottom="0cm" style:line-height-at-least="0.288cm" fo:text-align="justify" style:justify-single-word="false" fo:text-indent="0cm" style:auto-text-indent="false" style:page-number="auto" style:writing-mode="lr-tb"/>
      <style:text-properties style:text-line-through-style="none" style:font-name="Noto Sans" fo:font-size="6pt" fo:letter-spacing="normal" fo:language="ru" fo:country="RU" fo:font-style="normal" style:text-underline-style="none" fo:font-weight="normal" fo:background-color="#f2f2f2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34" style:family="paragraph" style:parent-style-name="Normal" style:list-style-name="LS33">
      <style:text-properties fo:language="ru" fo:country="RU"/>
    </style:style>
    <style:style style:name="P35" style:family="paragraph" style:parent-style-name="Normal" style:list-style-name="LS19">
      <style:paragraph-properties fo:margin-top="0.109cm" fo:margin-bottom="0cm" style:line-height-at-least="0.312cm" fo:text-align="justify" style:justify-single-word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36" style:family="paragraph" style:parent-style-name="Normal" style:list-style-name="LS19">
      <style:paragraph-properties fo:margin-top="0.011cm" fo:margin-bottom="0cm" style:line-height-at-least="0.386cm" fo:text-align="justify" style:justify-single-word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T1" style:family="text">
      <style:text-properties fo:color="#000000" style:text-line-through-style="none" style:font-name="Noto Sans" fo:font-size="6.5pt" fo:letter-spacing="normal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T2" style:family="text">
      <style:text-properties fo:color="#000000" style:text-line-through-style="none" style:font-name="Noto Sans" fo:font-size="8pt" fo:letter-spacing="9.821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3" style:family="text">
      <style:text-properties fo:color="#000000" style:text-line-through-style="none" style:font-name="Noto Sans" fo:font-size="8pt" fo:letter-spacing="normal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4" style:family="text">
      <style:text-properties fo:color="#000000" style:text-line-through-style="none" style:font-name="Noto Sans" fo:font-size="8pt" fo:letter-spacing="9.62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5" style:family="text">
      <style:text-properties fo:language="en" fo:country="US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cm" fo:margin-right="0.423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33"/>
        <text:p text:style-name="P26"><draw:frame draw:style-name="fr3" draw:name="Графический объект3" text:anchor-type="paragraph" svg:x="0.46cm" svg:y="0.016cm" svg:width="5.004cm" svg:height="4.47cm" draw:z-index="0"><draw:image xlink:href="Pictures/2000000700003CAC00003679010B76AF.svm" xlink:type="simple" xlink:show="embed" xlink:actuate="onLoad"/></draw:frame><text:span text:style-name="T8">XGTW ETH8RS</text:span><text:span text:style-name="T7"> </text:span>— это шлюз для устройств с протоколом Modbus, который предоставляет пользователям:</text:p>
        <text:list xml:id="list5057556152135188828" text:style-name="LS19">
          <text:list-item>
            <text:p text:style-name="P35">бесшовная интеграция Ethernet и последовательных устройств Modbus</text:p>
          </text:list-item>
          <text:list-item>
            <text:p text:style-name="P35">мощные режимы работы, позволяющие обрабатывать большинство приложений Modbus</text:p>
          </text:list-item>
          <text:list-item>
            <text:p text:style-name="P35">встроенный web-конфигуратор для легкой настройки и сервиса</text:p>
          </text:list-item>
          <text:list-item>
            <text:p text:style-name="P36">энергонезависимый архив событий</text:p>
          </text:list-item>
          <text:list-item>
            <text:p text:style-name="P36">обновление встроенного программного обеспечения с удаленного сервера производителя</text:p>
          </text:list-item>
        </text:list>
        <text:p text:style-name="P28">Для интеграции сетей шлюз Modbus XGTW ETH8RS включает порт 10/100 Base-T Ethernet и <text:s/>восемь последовательных портов, которые поддерживают стандарт RS-485. Он автоматически и интеллектуально преобразует протоколы Modbus TCP/UDP (Ethernet) и Modbus ASCII/RTU (последовательный), позволяя ПЛК на базе Ethernet управлять приборами через RS-485 без дополнительного программного обеспечения и/или дополнительных аппаратных средств.</text:p>
        <text:p text:style-name="P7"/>
        <text:p text:style-name="P8">Технические характеристики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13">Наименование</text:p>
            </table:table-cell>
            <table:table-cell table:style-name="Таблица1.B1" table:number-columns-spanned="2" office:value-type="string">
              <text:p text:style-name="P13">Значение</text:p>
            </table:table-cell>
            <table:covered-table-cell/>
          </table:table-row>
          <table:table-row table:style-name="Таблица1.2">
            <table:table-cell table:style-name="Таблица1.A2" table:number-columns-spanned="3" office:value-type="string">
              <text:p text:style-name="P13">Питание</text:p>
            </table:table-cell>
            <table:covered-table-cell/>
            <table:covered-table-cell/>
          </table:table-row>
          <table:table-row table:style-name="Таблица1.3">
            <table:table-cell table:style-name="Таблица1.A3" office:value-type="string">
              <text:p text:style-name="P15">Напряжение питания (номинальное)</text:p>
            </table:table-cell>
            <table:table-cell table:style-name="Таблица1.B3" table:number-columns-spanned="2" office:value-type="string">
              <text:p text:style-name="P27">8…30 (12) В постоянного тока</text:p>
            </table:table-cell>
            <table:covered-table-cell/>
          </table:table-row>
          <table:table-row table:style-name="Таблица1.4">
            <table:table-cell table:style-name="Таблица1.A4" office:value-type="string">
              <text:p text:style-name="P16">Максимальная мощность потребления, не более</text:p>
            </table:table-cell>
            <table:table-cell table:style-name="Таблица1.B4" office:value-type="string">
              <text:p text:style-name="P14">6 Вт</text:p>
            </table:table-cell>
            <table:table-cell table:style-name="Таблица1.C4" office:value-type="string">
              <text:p text:style-name="P14">6 ВА</text:p>
            </table:table-cell>
          </table:table-row>
          <table:table-row table:style-name="Таблица1.5">
            <table:table-cell table:style-name="Таблица1.A5" table:number-columns-spanned="3" office:value-type="string">
              <text:p text:style-name="P13">RS-485</text:p>
            </table:table-cell>
            <table:covered-table-cell/>
            <table:covered-table-cell/>
          </table:table-row>
          <table:table-row table:style-name="Таблица1.6">
            <table:table-cell table:style-name="Таблица1.A6" office:value-type="string">
              <text:p text:style-name="P19"><text:s/>Поддерживаемые протоколы (Master/Slave)</text:p>
            </table:table-cell>
            <table:table-cell table:style-name="Таблица1.B6" table:number-columns-spanned="2" office:value-type="string">
              <text:p text:style-name="P20">Modbus RTU/ASCII, <text:span text:style-name="T5">Free format</text:span></text:p>
            </table:table-cell>
            <table:covered-table-cell/>
          </table:table-row>
          <table:table-row table:style-name="Таблица1.6">
            <table:table-cell table:style-name="Таблица1.A7" office:value-type="string">
              <text:p text:style-name="P19"><text:s/>Максимальное количество регистров в кадре Modbus</text:p>
            </table:table-cell>
            <table:table-cell table:style-name="Таблица1.B7" table:number-columns-spanned="2" office:value-type="float" office:value="125">
              <text:p text:style-name="P20">125</text:p>
            </table:table-cell>
            <table:covered-table-cell/>
          </table:table-row>
          <table:table-row table:style-name="Таблица1.6">
            <table:table-cell table:style-name="Таблица1.A7" office:value-type="string">
              <text:p text:style-name="P19"><text:s/>Максимальный размер кадра, байт</text:p>
            </table:table-cell>
            <table:table-cell table:style-name="Таблица1.B7" table:number-columns-spanned="2" office:value-type="float" office:value="516">
              <text:p text:style-name="P20">516</text:p>
            </table:table-cell>
            <table:covered-table-cell/>
          </table:table-row>
          <table:table-row table:style-name="Таблица1.6">
            <table:table-cell table:style-name="Таблица1.A7" office:value-type="string">
              <text:p text:style-name="P19"><text:s/>Скорость передачи данных</text:p>
            </table:table-cell>
            <table:table-cell table:style-name="Таблица1.B9" table:number-columns-spanned="2" office:value-type="string">
              <text:p text:style-name="P20">50 бит/c – 1000 Kбит/c</text:p>
            </table:table-cell>
            <table:covered-table-cell/>
          </table:table-row>
          <table:table-row table:style-name="Таблица1.6">
            <table:table-cell table:style-name="Таблица1.A6" office:value-type="string">
              <text:p text:style-name="P18"><text:s/>Максимальная длина линии</text:p>
            </table:table-cell>
            <table:table-cell table:style-name="Таблица1.B6" table:number-columns-spanned="2" office:value-type="string">
              <text:p text:style-name="P20">1200 м</text:p>
            </table:table-cell>
            <table:covered-table-cell/>
          </table:table-row>
          <table:table-row table:style-name="Таблица1.11">
            <table:table-cell table:style-name="Таблица1.A6" office:value-type="string">
              <text:p text:style-name="P19"><text:s/>Количество независимых каналов</text:p>
            </table:table-cell>
            <table:table-cell table:style-name="Таблица1.B11" table:number-columns-spanned="2" office:value-type="float" office:value="8">
              <text:p text:style-name="P20">8</text:p>
            </table:table-cell>
            <table:covered-table-cell/>
          </table:table-row>
          <table:table-row table:style-name="Таблица1.12">
            <table:table-cell table:style-name="Таблица1.A6" office:value-type="string">
              <text:p text:style-name="P18"><text:s/>Количество устройств на один канал, не более</text:p>
            </table:table-cell>
            <table:table-cell table:style-name="Таблица1.B11" table:number-columns-spanned="2" office:value-type="float" office:value="256">
              <text:p text:style-name="P20">256</text:p>
            </table:table-cell>
            <table:covered-table-cell/>
          </table:table-row>
          <table:table-row table:style-name="Таблица1.2">
            <table:table-cell table:style-name="Таблица1.A13" table:number-columns-spanned="3" office:value-type="string">
              <text:p text:style-name="P13">Ethernet</text:p>
            </table:table-cell>
            <table:covered-table-cell/>
            <table:covered-table-cell/>
          </table:table-row>
          <table:table-row table:style-name="Таблица1.6">
            <table:table-cell table:style-name="Таблица1.A7" office:value-type="string">
              <text:p text:style-name="P18"><text:s/>Скорость передачи данных</text:p>
            </table:table-cell>
            <table:table-cell table:style-name="Таблица1.B9" table:number-columns-spanned="2" office:value-type="string">
              <text:p text:style-name="P20">10 Мбит/c</text:p>
            </table:table-cell>
            <table:covered-table-cell/>
          </table:table-row>
          <table:table-row table:style-name="Таблица1.15">
            <table:table-cell table:style-name="Таблица1.A7" office:value-type="string">
              <text:p text:style-name="P18"><text:s/>Поддерживаемые протоколы (<text:span text:style-name="T5">Client</text:span>/S<text:span text:style-name="T5">erver</text:span>)</text:p>
            </table:table-cell>
            <table:table-cell table:style-name="Таблица1.B9" table:number-columns-spanned="2" office:value-type="string">
              <text:p text:style-name="P20">Modbus <text:span text:style-name="T5">[</text:span>RTU/ASCII <text:span text:style-name="T5">over] </text:span>TCP/UDP</text:p>
            </table:table-cell>
            <table:covered-table-cell/>
          </table:table-row>
          <table:table-row table:style-name="Таблица1.16">
            <table:table-cell table:style-name="Таблица1.A16" office:value-type="string">
              <text:p text:style-name="P14">Разъем</text:p>
            </table:table-cell>
            <table:table-cell table:style-name="Таблица1.B16" table:number-columns-spanned="2" office:value-type="string">
              <text:p text:style-name="P21">8P8C (RJ45)</text:p>
            </table:table-cell>
            <table:covered-table-cell/>
          </table:table-row>
          <table:table-row table:style-name="Таблица1.17">
            <table:table-cell table:style-name="Таблица1.A17" office:value-type="string">
              <text:p text:style-name="P22">Адрес в сети по умолчанию</text:p>
            </table:table-cell>
            <table:table-cell table:style-name="Таблица1.B17" table:number-columns-spanned="2" office:value-type="string">
              <text:p text:style-name="P14">192.168.1.253</text:p>
            </table:table-cell>
            <table:covered-table-cell/>
          </table:table-row>
          <table:table-row table:style-name="Таблица1.15">
            <table:table-cell table:style-name="Таблица1.A6" office:value-type="string">
              <text:p text:style-name="P18"><text:s/>Количество каналов (Client/Server)</text:p>
            </table:table-cell>
            <table:table-cell table:style-name="Таблица1.B11" table:number-columns-spanned="2" office:value-type="float" office:value="8">
              <text:p text:style-name="P20">8</text:p>
            </table:table-cell>
            <table:covered-table-cell/>
          </table:table-row>
          <table:table-row table:style-name="Таблица1.4">
            <table:table-cell table:style-name="Таблица1.A19" table:number-columns-spanned="3" office:value-type="string">
              <text:p text:style-name="P23">Корпус</text:p>
            </table:table-cell>
            <table:covered-table-cell/>
            <table:covered-table-cell/>
          </table:table-row>
          <table:table-row table:style-name="Таблица1.17">
            <table:table-cell table:style-name="Таблица1.A20" office:value-type="string">
              <text:p text:style-name="P22">Тип корпуса</text:p>
            </table:table-cell>
            <table:table-cell table:style-name="Таблица1.B20" table:number-columns-spanned="2" office:value-type="string">
              <text:p text:style-name="P22">Для крепления на DIN-рейку</text:p>
            </table:table-cell>
            <table:covered-table-cell/>
          </table:table-row>
          <table:table-row table:style-name="Таблица1.4">
            <table:table-cell table:style-name="Таблица1.A21" office:value-type="string">
              <text:p text:style-name="P16">Габаритные размеры</text:p>
            </table:table-cell>
            <table:table-cell table:style-name="Таблица1.B21" table:number-columns-spanned="2" office:value-type="string">
              <text:p text:style-name="P14">110 × 90 × 40 мм</text:p>
            </table:table-cell>
            <table:covered-table-cell/>
          </table:table-row>
          <table:table-row table:style-name="Таблица1.16">
            <table:table-cell table:style-name="Таблица1.A22" office:value-type="string">
              <text:p text:style-name="P21">Степень защиты корпуса (ГОСТ 14254-2015)</text:p>
            </table:table-cell>
            <table:table-cell table:style-name="Таблица1.B22" table:number-columns-spanned="2" office:value-type="string">
              <text:p text:style-name="P14">IP20</text:p>
            </table:table-cell>
            <table:covered-table-cell/>
          </table:table-row>
          <table:table-row table:style-name="Таблица1.4">
            <table:table-cell table:style-name="Таблица1.A23" table:number-columns-spanned="3" office:value-type="string">
              <text:p text:style-name="P17">Общие характеристики</text:p>
            </table:table-cell>
            <table:covered-table-cell/>
            <table:covered-table-cell/>
          </table:table-row>
          <table:table-row table:style-name="Таблица1.24">
            <table:table-cell table:style-name="Таблица1.A24" office:value-type="string">
              <text:p text:style-name="P16">Масса, не более</text:p>
            </table:table-cell>
            <table:table-cell table:style-name="Таблица1.B24" table:number-columns-spanned="2" office:value-type="string">
              <text:p text:style-name="P16">0,15 кг</text:p>
            </table:table-cell>
            <table:covered-table-cell/>
          </table:table-row>
          <table:table-row table:style-name="Таблица1.25">
            <table:table-cell table:style-name="Таблица1.A25" office:value-type="string">
              <text:p text:style-name="P16">Средний срок службы</text:p>
            </table:table-cell>
            <table:table-cell table:style-name="Таблица1.B25" table:number-columns-spanned="2" office:value-type="string">
              <text:p text:style-name="P14">10 лет</text:p>
            </table:table-cell>
            <table:covered-table-cell/>
          </table:table-row>
          <table:table-row table:style-name="Таблица1.4">
            <table:table-cell table:style-name="Таблица1.A26" office:value-type="string">
              <text:p text:style-name="P16">Средняя наработка на отказ, не менее</text:p>
            </table:table-cell>
            <table:table-cell table:style-name="Таблица1.B26" table:number-columns-spanned="2" office:value-type="string">
              <text:p text:style-name="P14">80 000 ч</text:p>
            </table:table-cell>
            <table:covered-table-cell/>
          </table:table-row>
        </table:table>
        <text:p text:style-name="P11"/>
        <text:p text:style-name="P11"/>
        <text:p text:style-name="P12">Опытная партия в количестве 4 устройств прошла успешные испытания на соответствие заявленным характеристикам.</text:p>
        <text:p text:style-name="P12"/>
        <text:p text:style-name="P12">Разработчик устройства — ИП Чесноков В.А.</text:p>
        <text:p text:style-name="P12">т.: +7(910) 096-03-40, +7(904) 651-03-16</text:p>
        <text:p text:style-name="P10"><text:bookmark text:name="chatBubbleText"/>@VictorChesnokov 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ourier New" svg:font-family="'Courier New'"/>
    <style:font-face style:name="Noto Sans" svg:font-family="'Noto Sans'"/>
    <style:font-face style:name="OpenSymbol" svg:font-family="OpenSymbol"/>
    <style:font-face style:name="Symbol" svg:font-family="Symbol"/>
    <style:font-face style:name="Wingdings" svg:font-family="Wingdings"/>
    <style:font-face style:name="Noto Sans1" svg:font-family="'Noto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Lucida Sans Unicode" style:font-size-asian="10pt" style:language-asian="en" style:country-asian="US" style:font-name-complex="Tahoma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style:style style:name="List2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style:style style:name="List3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style:style style:name="List4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5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6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7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8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9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0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1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2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3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4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5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6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7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18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style:style style:name="List19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style:style style:name="List20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0Level1" style:family="text">
      <style:text-properties style:font-name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/>
    </style:style>
    <style:style style:name="List20Level8" style:family="text">
      <style:text-properties style:font-name="Wingdings"/>
    </style:style>
    <style:style style:name="List21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1Level1" style:family="text">
      <style:text-properties style:font-name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/>
    </style:style>
    <style:style style:name="List21Level8" style:family="text">
      <style:text-properties style:font-name="Wingdings"/>
    </style:style>
    <style:style style:name="List22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2Level1" style:family="text">
      <style:text-properties style:font-name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/>
    </style:style>
    <style:style style:name="List22Level8" style:family="text">
      <style:text-properties style:font-name="Wingdings"/>
    </style:style>
    <style:style style:name="List23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style:style style:name="List24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4Level1" style:family="text">
      <style:text-properties style:font-name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/>
    </style:style>
    <style:style style:name="List24Level8" style:family="text">
      <style:text-properties style:font-name="Wingdings"/>
    </style:style>
    <style:style style:name="List25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26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27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7Level1" style:family="text">
      <style:text-properties style:font-name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/>
    </style:style>
    <style:style style:name="List27Level8" style:family="text">
      <style:text-properties style:font-name="Wingdings"/>
    </style:style>
    <style:style style:name="List28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8Level1" style:family="text">
      <style:text-properties style:font-name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/>
    </style:style>
    <style:style style:name="List28Level8" style:family="text">
      <style:text-properties style:font-name="Wingdings"/>
    </style:style>
    <style:style style:name="List30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30Level1" style:family="text">
      <style:text-properties style:font-name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/>
    </style:style>
    <style:style style:name="List30Level8" style:family="text">
      <style:text-properties style:font-name="Wingdings"/>
    </style:style>
    <style:style style:name="List31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33Level0" style:family="text">
      <style:text-properties fo:color="#000000" style:font-name="Noto Sans" fo:font-size="12.5pt" fo:font-style="normal" fo:font-weight="bold" style:font-name-asian="Noto Sans" style:font-size-asian="12.5pt" style:font-style-asian="normal" style:font-weight-asian="bold" style:font-name-complex="Noto Sans" style:font-style-complex="normal" style:font-weight-complex="bold"/>
    </style:style>
    <style:style style:name="List35Level0" style:family="text">
      <style:text-properties fo:color="#000000" style:font-name="Noto Sans" fo:font-size="12.5pt" fo:font-style="normal" fo:font-weight="bold" style:font-name-asian="Noto Sans" style:font-size-asian="12.5pt" style:font-style-asian="normal" style:font-weight-asian="bold" style:font-name-complex="Noto Sans" style:font-style-complex="normal" style:font-weight-complex="bold"/>
    </style:style>
    <style:style style:name="List37Level0" style:family="text">
      <style:text-properties fo:color="#000000" style:font-name="Noto Sans" fo:font-size="15pt" fo:font-style="normal" fo:font-weight="bold" style:font-name-asian="Noto Sans" style:font-size-asian="15pt" style:font-style-asian="normal" style:font-weight-asian="bold" style:font-name-complex="Noto Sans" style:font-style-complex="normal" style:font-weight-complex="bold"/>
    </style:style>
    <style:style style:name="List39Level0" style:family="text">
      <style:text-properties fo:color="#000000" style:font-name="Noto Sans" fo:font-size="15pt" fo:font-style="normal" fo:font-weight="bold" style:font-name-asian="Noto Sans" style:font-size-asian="15pt" style:font-style-asian="normal" style:font-weight-asian="bold" style:font-name-complex="Noto Sans" style:font-style-complex="normal" style:font-weight-complex="bold"/>
    </style:style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0Level1" style:family="text"/>
    <style:style style:name="List10Level2" style:family="text"/>
    <style:style style:name="List10Level3" style:family="text"/>
    <style:style style:name="List10Level4" style:family="text"/>
    <style:style style:name="List10Level5" style:family="text"/>
    <style:style style:name="List10Level6" style:family="text"/>
    <style:style style:name="List10Level7" style:family="text"/>
    <style:style style:name="List10Level8" style:family="text"/>
    <style:style style:name="List11Level1" style:family="text"/>
    <style:style style:name="List11Level2" style:family="text"/>
    <style:style style:name="List11Level3" style:family="text"/>
    <style:style style:name="List11Level4" style:family="text"/>
    <style:style style:name="List11Level5" style:family="text"/>
    <style:style style:name="List11Level6" style:family="text"/>
    <style:style style:name="List11Level7" style:family="text"/>
    <style:style style:name="List11Level8" style:family="text"/>
    <style:style style:name="List12Level1" style:family="text"/>
    <style:style style:name="List12Level2" style:family="text"/>
    <style:style style:name="List12Level3" style:family="text"/>
    <style:style style:name="List12Level4" style:family="text"/>
    <style:style style:name="List12Level5" style:family="text"/>
    <style:style style:name="List12Level6" style:family="text"/>
    <style:style style:name="List12Level7" style:family="text"/>
    <style:style style:name="List12Level8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14Level1" style:family="text"/>
    <style:style style:name="List14Level2" style:family="text"/>
    <style:style style:name="List14Level3" style:family="text"/>
    <style:style style:name="List14Level4" style:family="text"/>
    <style:style style:name="List14Level5" style:family="text"/>
    <style:style style:name="List14Level6" style:family="text"/>
    <style:style style:name="List14Level7" style:family="text"/>
    <style:style style:name="List14Level8" style:family="text"/>
    <style:style style:name="List15Level1" style:family="text"/>
    <style:style style:name="List15Level2" style:family="text"/>
    <style:style style:name="List15Level3" style:family="text"/>
    <style:style style:name="List15Level4" style:family="text"/>
    <style:style style:name="List15Level5" style:family="text"/>
    <style:style style:name="List15Level6" style:family="text"/>
    <style:style style:name="List15Level7" style:family="text"/>
    <style:style style:name="List15Level8" style:family="text"/>
    <style:style style:name="List16Level1" style:family="text"/>
    <style:style style:name="List16Level2" style:family="text"/>
    <style:style style:name="List16Level3" style:family="text"/>
    <style:style style:name="List16Level4" style:family="text"/>
    <style:style style:name="List16Level5" style:family="text"/>
    <style:style style:name="List16Level6" style:family="text"/>
    <style:style style:name="List16Level7" style:family="text"/>
    <style:style style:name="List16Level8" style:family="text"/>
    <style:style style:name="List17Level1" style:family="text"/>
    <style:style style:name="List17Level2" style:family="text"/>
    <style:style style:name="List17Level3" style:family="text"/>
    <style:style style:name="List17Level4" style:family="text"/>
    <style:style style:name="List17Level5" style:family="text"/>
    <style:style style:name="List17Level6" style:family="text"/>
    <style:style style:name="List17Level7" style:family="text"/>
    <style:style style:name="List17Level8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Bullet_20_Symbols_20__28_user_29_" style:display-name="Bullet Symbols (user)" style:family="text"/>
    <style:style style:name="List29Level1" style:family="text"/>
    <style:style style:name="List29Level2" style:family="text"/>
    <style:style style:name="List29Level3" style:family="text"/>
    <style:style style:name="List29Level4" style:family="text"/>
    <style:style style:name="List29Level5" style:family="text"/>
    <style:style style:name="List29Level6" style:family="text"/>
    <style:style style:name="List29Level7" style:family="text"/>
    <style:style style:name="List29Level8" style:family="text"/>
    <style:style style:name="List31Level1" style:family="text"/>
    <style:style style:name="List31Level2" style:family="text"/>
    <style:style style:name="List31Level3" style:family="text"/>
    <style:style style:name="List31Level4" style:family="text"/>
    <style:style style:name="List31Level5" style:family="text"/>
    <style:style style:name="List31Level6" style:family="text"/>
    <style:style style:name="List31Level7" style:family="text"/>
    <style:style style:name="List31Level8" style:family="text"/>
    <style:style style:name="List32Level1" style:family="text"/>
    <style:style style:name="List32Level2" style:family="text"/>
    <style:style style:name="List32Level3" style:family="text"/>
    <style:style style:name="List32Level4" style:family="text"/>
    <style:style style:name="List32Level5" style:family="text"/>
    <style:style style:name="List32Level6" style:family="text"/>
    <style:style style:name="List32Level7" style:family="text"/>
    <style:style style:name="List32Level8" style:family="text"/>
    <style:style style:name="List33Level1" style:family="text"/>
    <style:style style:name="List33Level2" style:family="text"/>
    <style:style style:name="List33Level3" style:family="text"/>
    <style:style style:name="List33Level4" style:family="text"/>
    <style:style style:name="List33Level5" style:family="text"/>
    <style:style style:name="List33Level6" style:family="text"/>
    <style:style style:name="List33Level7" style:family="text"/>
    <style:style style:name="List33Level8" style:family="text"/>
    <style:style style:name="List34Level1" style:family="text"/>
    <style:style style:name="List34Level2" style:family="text"/>
    <style:style style:name="List34Level3" style:family="text"/>
    <style:style style:name="List34Level4" style:family="text"/>
    <style:style style:name="List34Level5" style:family="text"/>
    <style:style style:name="List34Level6" style:family="text"/>
    <style:style style:name="List34Level7" style:family="text"/>
    <style:style style:name="List34Level8" style:family="text"/>
    <style:style style:name="List35Level1" style:family="text"/>
    <style:style style:name="List35Level2" style:family="text"/>
    <style:style style:name="List35Level3" style:family="text"/>
    <style:style style:name="List35Level4" style:family="text"/>
    <style:style style:name="List35Level5" style:family="text"/>
    <style:style style:name="List35Level6" style:family="text"/>
    <style:style style:name="List35Level7" style:family="text"/>
    <style:style style:name="List35Level8" style:family="text"/>
    <style:style style:name="List36Level1" style:family="text"/>
    <style:style style:name="List36Level2" style:family="text"/>
    <style:style style:name="List36Level3" style:family="text"/>
    <style:style style:name="List36Level4" style:family="text"/>
    <style:style style:name="List36Level5" style:family="text"/>
    <style:style style:name="List36Level6" style:family="text"/>
    <style:style style:name="List36Level7" style:family="text"/>
    <style:style style:name="List36Level8" style:family="text"/>
    <style:style style:name="List37Level1" style:family="text"/>
    <style:style style:name="List37Level2" style:family="text"/>
    <style:style style:name="List37Level3" style:family="text"/>
    <style:style style:name="List37Level4" style:family="text"/>
    <style:style style:name="List37Level5" style:family="text"/>
    <style:style style:name="List37Level6" style:family="text"/>
    <style:style style:name="List37Level7" style:family="text"/>
    <style:style style:name="List37Level8" style:family="text"/>
    <style:style style:name="List38Level1" style:family="text"/>
    <style:style style:name="List38Level2" style:family="text"/>
    <style:style style:name="List38Level3" style:family="text"/>
    <style:style style:name="List38Level4" style:family="text"/>
    <style:style style:name="List38Level5" style:family="text"/>
    <style:style style:name="List38Level6" style:family="text"/>
    <style:style style:name="List38Level7" style:family="text"/>
    <style:style style:name="List38Level8" style:family="text"/>
    <style:style style:name="List39Level1" style:family="text"/>
    <style:style style:name="List39Level2" style:family="text"/>
    <style:style style:name="List39Level3" style:family="text"/>
    <style:style style:name="List39Level4" style:family="text"/>
    <style:style style:name="List39Level5" style:family="text"/>
    <style:style style:name="List39Level6" style:family="text"/>
    <style:style style:name="List39Level7" style:family="text"/>
    <style:style style:name="List39Level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©">
        <style:list-level-properties text:list-level-position-and-space-mode="label-alignment">
          <style:list-level-label-alignment text:label-followed-by="listtab" fo:text-indent="-0.288cm" fo:margin-left="7.601cm"/>
        </style:list-level-properties>
        <style:text-properties style:font-name="Noto Sans1"/>
      </text:list-level-style-bullet>
      <text:list-level-style-bullet text:level="2" text:style-name="List1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©">
        <style:list-level-properties text:list-level-position-and-space-mode="label-alignment">
          <style:list-level-label-alignment text:label-followed-by="listtab" fo:text-indent="-0.288cm" fo:margin-left="7.601cm"/>
        </style:list-level-properties>
        <style:text-properties style:font-name="Noto Sans1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list-level-position-and-space-mode="label-alignment">
          <style:list-level-label-alignment text:label-followed-by="listtab" fo:text-indent="-0.601cm" fo:margin-left="3.607cm"/>
        </style:list-level-properties>
        <style:text-properties style:font-name="Noto Sans1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 text:consecutive-numbering="true">
      <text:list-level-style-number text:level="1" text:style-name="List5Level0" style:num-suffix="." style:num-format="1">
        <style:list-level-properties text:list-level-position-and-space-mode="label-alignment">
          <style:list-level-label-alignment text:label-followed-by="space" fo:text-indent="-0.295cm" fo:margin-left="1.799cm"/>
        </style:list-level-properties>
      </text:list-level-style-number>
      <text:list-level-style-number text:level="2" text:style-name="List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 text:start-value="4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 text:start-value="5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8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8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8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8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8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8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8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8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 text:start-value="6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 text:start-value="7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0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0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0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0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0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0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0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0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 text:start-value="8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1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1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 text:start-value="9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2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2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2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2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2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2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2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2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 text:start-value="10">
        <style:list-level-properties text:list-level-position-and-space-mode="label-alignment">
          <style:list-level-label-alignment text:label-followed-by="listtab" fo:text-indent="-0.446cm" fo:margin-left="1.951cm"/>
        </style:list-level-properties>
      </text:list-level-style-number>
      <text:list-level-style-number text:level="2" text:style-name="List13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3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3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3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3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3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3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3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 text:start-value="11">
        <style:list-level-properties text:list-level-position-and-space-mode="label-alignment">
          <style:list-level-label-alignment text:label-followed-by="listtab" fo:text-indent="-0.446cm" fo:margin-left="1.951cm"/>
        </style:list-level-properties>
      </text:list-level-style-number>
      <text:list-level-style-number text:level="2" text:style-name="List1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A">
        <style:list-level-properties text:list-level-position-and-space-mode="label-alignment">
          <style:list-level-label-alignment text:label-followed-by="listtab" fo:text-indent="-0.326cm" fo:margin-left="1.831cm"/>
        </style:list-level-properties>
      </text:list-level-style-number>
      <text:list-level-style-number text:level="2" text:style-name="List1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A" text:start-value="2">
        <style:list-level-properties text:list-level-position-and-space-mode="label-alignment">
          <style:list-level-label-alignment text:label-followed-by="listtab" fo:text-indent="-0.321cm" fo:margin-left="1.826cm"/>
        </style:list-level-properties>
      </text:list-level-style-number>
      <text:list-level-style-number text:level="2" text:style-name="List1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list-level-position-and-space-mode="label-alignment">
          <style:list-level-label-alignment text:label-followed-by="listtab" fo:text-indent="-0.75cm" fo:margin-left="11.474cm"/>
        </style:list-level-properties>
      </text:list-level-style-number>
      <text:list-level-style-number text:level="2" text:style-name="List1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18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8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8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8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8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8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8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8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19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9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9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9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9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9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9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9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0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0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0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0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0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0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0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0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1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1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1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1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1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1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1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1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•">
        <style:list-level-properties text:list-level-position-and-space-mode="label-alignment">
          <style:list-level-label-alignment text:label-followed-by="listtab" fo:text-indent="-0.601cm" fo:margin-left="2.104cm"/>
        </style:list-level-properties>
        <style:text-properties style:font-name="Noto Sans1"/>
      </text:list-level-style-bullet>
      <text:list-level-style-bullet text:level="2" text:style-name="List24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4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4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4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4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4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4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4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 text:start-value="2">
        <style:list-level-properties text:list-level-position-and-space-mode="label-alignment">
          <style:list-level-label-alignment text:label-followed-by="listtab" fo:text-indent="-0.748cm" fo:margin-left="10.388cm"/>
        </style:list-level-properties>
      </text:list-level-style-number>
      <text:list-level-style-number text:level="2" text:style-name="List2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list-level-position-and-space-mode="label-alignment">
          <style:list-level-label-alignment text:label-followed-by="listtab" fo:text-indent="-0.291cm" fo:margin-left="1.792cm"/>
        </style:list-level-properties>
      </text:list-level-style-number>
      <text:list-level-style-number text:level="2" text:style-name="List2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7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7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7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7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7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7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7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7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8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8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8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8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8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8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8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8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2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30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30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0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0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30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0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0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30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1" text:start-value="3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1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1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2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2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2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2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2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2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2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2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1" text:start-value="4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3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3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3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3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3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3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3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3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ist35Level0" style:num-suffix="." style:num-format="1" text:start-value="5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text:style-name="List37Level0" style:num-suffix="." style:num-format="1" text:start-value="6">
        <style:list-level-properties text:list-level-position-and-space-mode="label-alignment">
          <style:list-level-label-alignment text:label-followed-by="listtab" fo:text-indent="-0.591cm" fo:margin-left="4.6cm"/>
        </style:list-level-properties>
      </text:list-level-style-number>
      <text:list-level-style-number text:level="2" text:style-name="List3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8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8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8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8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8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8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8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8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text:style-name="List39Level0" style:num-suffix="." style:num-format="1" text:start-value="7">
        <style:list-level-properties text:list-level-position-and-space-mode="label-alignment">
          <style:list-level-label-alignment text:label-followed-by="listtab" fo:text-indent="-0.591cm" fo:margin-left="4.6cm"/>
        </style:list-level-properties>
      </text:list-level-style-number>
      <text:list-level-style-number text:level="2" text:style-name="List3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MP2" style:family="paragraph" style:parent-style-name="Normal">
      <style:paragraph-properties fo:margin-left="0cm" fo:margin-right="-0.353cm" fo:margin-top="0.002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MP3" style:family="paragraph" style:parent-style-name="Normal" style:master-page-name="MasterPage3">
      <style:paragraph-properties fo:margin-left="0cm" fo:margin-right="-0.353cm" fo:margin-top="0.101cm" fo:margin-bottom="0cm" style:line-height-at-least="0.67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4pt" fo:letter-spacing="normal" fo:language="ru" fo:country="RU" fo:font-style="normal" style:text-underline-style="none" fo:font-weight="bold" style:font-name-asian="Noto Sans" style:font-size-asian="14pt" style:font-style-asian="normal" style:font-weight-asian="bold" style:font-name-complex="Noto Sans" style:font-size-complex="14pt" style:font-style-complex="normal" style:font-weight-complex="bold" style:text-scale="100%"/>
    </style:style>
    <style:style style:name="MP4" style:family="paragraph" style:parent-style-name="Normal" style:master-page-name="">
      <style:paragraph-properties fo:margin-left="0cm" fo:margin-right="0cm" fo:margin-top="0cm" fo:margin-bottom="0cm" style:line-height-at-least="0.6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MP5" style:family="paragraph" style:parent-style-name="Normal" style:list-style-name="LS33">
      <style:text-properties fo:language="ru" fo:country="RU"/>
    </style:style>
    <style:style style:name="MP6" style:family="paragraph" style:parent-style-name="Normal">
      <style:paragraph-properties fo:margin-left="0cm" fo:margin-right="-0.353cm" fo:margin-top="0cm" fo:margin-bottom="0cm" fo:line-height="0.455cm" fo:text-align="justify" style:justify-single-word="false" fo:text-indent="0cm" style:auto-text-indent="fals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MP7" style:family="paragraph" style:parent-style-name="Normal">
      <style:paragraph-properties fo:margin-left="0cm" fo:margin-right="-2.432cm" fo:margin-top="0.002cm" fo:margin-bottom="0cm" fo:text-align="justify" style:justify-single-word="false" fo:text-indent="0cm" style:auto-text-indent="false" style:writing-mode="lr-tb"/>
      <style:text-properties style:font-name="Arial" fo:font-size="0pt" fo:language="ru" fo:country="RU" style:font-name-asian="Arial" style:font-size-asian="0pt" style:font-name-complex="Arial" style:font-size-complex="0pt"/>
    </style:style>
    <style:style style:name="MP8" style:family="paragraph" style:parent-style-name="Normal">
      <style:paragraph-properties fo:margin-left="0cm" fo:margin-right="-0.353cm" fo:margin-top="0cm" fo:margin-bottom="0cm" fo:line-height="0.817cm" fo:text-align="justify" style:justify-single-word="false" fo:text-indent="0cm" style:auto-text-indent="false" style:writing-mode="lr-tb"/>
      <style:text-properties fo:color="#000000" style:text-line-through-style="none" style:font-name="Noto Sans" fo:font-size="17pt" fo:letter-spacing="normal" fo:language="ru" fo:country="RU" fo:font-style="normal" style:text-underline-style="none" fo:font-weight="bold" style:font-name-asian="Noto Sans" style:font-size-asian="17pt" style:font-style-asian="normal" style:font-weight-asian="bold" style:font-name-complex="Noto Sans" style:font-size-complex="17pt" style:font-style-complex="normal" style:font-weight-complex="bold" style:text-scale="100%"/>
    </style:style>
    <style:style style:name="MP9" style:family="paragraph" style:parent-style-name="Normal" style:list-style-name="LS35">
      <style:paragraph-properties fo:margin-left="0cm" fo:margin-right="-0.353cm" fo:margin-top="0cm" fo:margin-bottom="0cm" style:line-height-at-least="0.6cm" fo:text-align="justify" style:justify-single-word="false" fo:text-indent="0cm" style:auto-text-indent="false" style:writing-mode="lr-tb"/>
      <style:text-properties fo:color="#000000" style:text-line-through-style="none" style:font-name="Noto Sans" fo:font-size="12.5pt" fo:letter-spacing="normal" fo:language="ru" fo:country="RU" fo:font-style="normal" style:text-underline-style="none" fo:font-weight="bold" style:font-name-asian="Noto Sans" style:font-size-asian="12.5pt" style:font-style-asian="normal" style:font-weight-asian="bold" style:font-name-complex="Noto Sans" style:font-size-complex="12.5pt" style:font-style-complex="normal" style:font-weight-complex="bold" style:text-scale="100%"/>
    </style:style>
    <style:style style:name="MP10" style:family="paragraph" style:parent-style-name="Normal">
      <style:paragraph-properties fo:margin-left="1.501cm" fo:margin-right="-0.353cm" fo:margin-top="0.002cm" fo:margin-bottom="0cm" fo:line-height="0.288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MP11" style:family="paragraph" style:parent-style-name="Normal" style:list-style-name="LS37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MP12" style:family="paragraph" style:parent-style-name="Normal">
      <style:paragraph-properties fo:margin-left="0cm" fo:margin-right="-0.353cm" fo:margin-top="0cm" fo:margin-bottom="0cm" fo:line-height="0.407cm" fo:text-align="justify" style:justify-single-word="false" fo:text-indent="0cm" style:auto-text-indent="false" style:writing-mode="lr-tb"/>
      <style:text-properties fo:color="#000000" style:text-line-through-style="none" style:font-name="Noto Sans" fo:font-size="8.5pt" fo:letter-spacing="normal" fo:language="ru" fo:country="RU" fo:font-style="normal" style:text-underline-style="none" fo:font-weight="bold" style:font-name-asian="Noto Sans" style:font-size-asian="8.5pt" style:font-style-asian="normal" style:font-weight-asian="bold" style:font-name-complex="Noto Sans" style:font-size-complex="8.5pt" style:font-style-complex="normal" style:font-weight-complex="bold" style:text-scale="100%"/>
    </style:style>
    <style:style style:name="MP13" style:family="paragraph" style:parent-style-name="Normal" style:list-style-name="LS39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MP14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1" style:family="text">
      <style:text-properties fo:color="#000000" style:text-line-through-style="none" style:font-name="Noto Sans" fo:font-size="6.5pt" fo:letter-spacing="normal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MT2" style:family="text">
      <style:text-properties fo:color="#000000" style:text-line-through-style="none" style:font-name="Noto Sans" fo:font-size="8pt" fo:letter-spacing="9.821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3" style:family="text">
      <style:text-properties fo:color="#000000" style:text-line-through-style="none" style:font-name="Noto Sans" fo:font-size="8pt" fo:letter-spacing="normal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4" style:family="text">
      <style:text-properties fo:color="#000000" style:text-line-through-style="none" style:font-name="Noto Sans" fo:font-size="8pt" fo:letter-spacing="9.62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-0.14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58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364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22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.258cm" fo:margin-bottom="1.517cm" fo:margin-left="2cm" fo:margin-right="1.79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06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129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-0.14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1.976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58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2.293cm" fo:margin-bottom="1.517cm" fo:margin-left="2cm" fo:margin-right="1.79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93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1">
      <style:page-layout-properties fo:page-width="21.001cm" fo:page-height="29.7cm" style:num-format="1" style:print-orientation="portrait" fo:margin-top="2.293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1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1" style:page-layout-name="Mpm2" style:next-style-name="MasterPageNext1"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2"> </text:span><text:span text:style-name="MT3"><text:page-number text:select-page="current"/></text:span></text:p>
      </style:footer>
    </style:master-page>
    <style:master-page style:name="MasterPageNext1" style:page-layout-name="Mpm2"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2"> </text:span><text:span text:style-name="MT3"><text:page-number text:select-page="current"/></text:span></text:p>
      </style:footer>
    </style:master-page>
    <style:master-page style:name="MasterPage2" style:page-layout-name="Mpm2" style:next-style-name="MasterPageNext2"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2"> </text:span><text:span text:style-name="MT3"><text:page-number text:select-page="current"/></text:span></text:p>
      </style:footer>
    </style:master-page>
    <style:master-page style:name="MasterPageNext2" style:page-layout-name="Mpm3">
      <style:footer>
        <text:p text:style-name="MP2"><text:span text:style-name="MT1">Руководство пользователя шлюза Modbus </text:span><text:span text:style-name="MT1">X</text:span><text:span text:style-name="MT1">GTW ETH8RS</text:span><text:span text:style-name="MT4"> </text:span><text:span text:style-name="MT3"><text:page-number text:select-page="current"/></text:span></text:p>
      </style:footer>
    </style:master-page>
    <style:master-page style:name="MasterPage3" style:page-layout-name="Mpm4">
      <style:header>
        <text:p text:style-name="MP3">Сервисные перемычки</text:p>
      </style:header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4"> </text:span><text:span text:style-name="MT3"><text:page-number text:select-page="current"/></text:span><draw:frame draw:style-name="Mfr1" draw:name="6" text:anchor-type="char" svg:x="1.94cm" svg:y="-0.131cm" svg:width="18.5cm" svg:height="0.15cm" draw:z-index="0"><draw:image xlink:href="Pictures/100002010000079400000010D0F9B01C.png" xlink:type="simple" xlink:show="embed" xlink:actuate="onLoad"/></draw:frame></text:p>
      </style:footer>
    </style:master-page>
    <style:master-page style:name="MasterPage4" style:page-layout-name="Mpm5">
      <style:header>
        <text:p text:style-name="MP4"><draw:frame draw:style-name="Mfr2" draw:name="Графический объект7" text:anchor-type="char" svg:x="-0.023cm" svg:y="0.746cm" svg:width="18.5cm" svg:height="0.15cm" draw:z-index="0"><draw:image xlink:href="Pictures/1000020100000794000000101B6E3569.png" xlink:type="simple" xlink:show="embed" xlink:actuate="onLoad"/></draw:frame></text:p>
      </style:header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4"> </text:span><text:span text:style-name="MT3"><text:page-number text:select-page="current"/></text:span><draw:frame draw:style-name="Mfr1" draw:name="7" text:anchor-type="char" svg:x="1.94cm" svg:y="-0.131cm" svg:width="18.5cm" svg:height="0.15cm" draw:z-index="0"><draw:image xlink:href="Pictures/100002010000079400000010D0F9B01C.png" xlink:type="simple" xlink:show="embed" xlink:actuate="onLoad"/></draw:frame></text:p>
      </style:footer>
    </style:master-page>
    <style:master-page style:name="MasterPage5" style:page-layout-name="Mpm6">
      <style:header>
        <text:list xml:id="list3524726830696780996" text:style-name="LS33">
          <text:list-header>
            <text:p text:style-name="MP5"/>
          </text:list-header>
        </text:list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9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6" style:page-layout-name="Mpm7">
      <style:header>
        <text:p text:style-name="MP6"/>
      </style:header>
      <style:footer>
        <text:p text:style-name="MP2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0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7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1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8" style:page-layout-name="Mpm9">
      <style:header>
        <text:p text:style-name="MP8"/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2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9" style:page-layout-name="Mpm6">
      <style:header>
        <text:list xml:id="list8894829071775677166" text:style-name="LS35">
          <text:list-item>
            <text:p text:style-name="MP9">Аппаратное обеспечение: MB3480<draw:frame draw:style-name="Mfr1" draw:name="13" text:anchor-type="char" svg:x="1.94cm" svg:y="0.746cm" svg:width="17.11cm" svg:height="0.141cm" draw:z-index="0"><draw:image xlink:href="Pictures/1000020100000794000000101B6E3569.png" xlink:type="simple" xlink:show="embed" xlink:actuate="onLoad"/></draw:frame></text:p>
          </text:list-item>
        </text:list>
        <text:p text:style-name="MP10">В этой главе представлена <text:s text:c="2"/>информация об аппаратном обеспечении MGate MB3480.</text:p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4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0" style:page-layout-name="Mpm7">
      <style:header>
        <text:p text:style-name="MP6"/>
      </style:header>
      <style:footer>
        <text:p text:style-name="MP2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5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1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6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2" style:page-layout-name="Mpm9">
      <style:header>
        <text:p text:style-name="MP8"/>
      </style:header>
      <style:footer>
        <text:p text:style-name="MP1"><text:span text:style-name="MT1">Руководство пользователя шлюза Modbus MGate MB3000</text:span><text:span text:style-name="MT4"> </text:span><draw:frame draw:style-name="Mfr1" draw:name="17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3" style:page-layout-name="Mpm10">
      <style:header>
        <text:list xml:id="list6104245393940062764" text:style-name="LS37">
          <text:list-header>
            <text:p text:style-name="MP11"/>
          </text:list-header>
        </text:list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19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4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20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5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21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6" style:page-layout-name="Mpm9">
      <style:header>
        <text:p text:style-name="MP8">Монтаж на DIN-рейку и стену</text:p>
      </style:header>
      <style:footer>
        <text:p text:style-name="MP1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22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7" style:page-layout-name="Mpm11">
      <style:header>
        <text:p text:style-name="MP12">Технические характеристики</text:p>
      </style:header>
      <style:footer>
        <text:p text:style-name="MP2"><text:span text:style-name="MT1">Руководство пользователя шлюза Modbus MGate MB3000</text:span><text:span text:style-name="MT4"> </text:span><text:span text:style-name="MT3"><text:page-number text:select-page="current"/></text:span><draw:frame draw:style-name="Mfr1" draw:name="23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8" style:page-layout-name="Mpm10">
      <style:header>
        <text:list xml:id="list5575983428179470956" text:style-name="LS39">
          <text:list-header>
            <text:p text:style-name="MP13"/>
          </text:list-header>
        </text:list>
      </style:header>
      <style:footer>
        <text:p text:style-name="MP14"><draw:frame draw:style-name="Mfr1" draw:name="25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HTML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meta:initial-creator/>
    <dc:creator>Victor Che</dc:creator>
    <meta:editing-cycles>161</meta:editing-cycles>
    <dc:date>2025-01-24T07:56:13.81</dc:date>
    <meta:editing-duration>P1DT7H57M41S</meta:editing-duration>
    <meta:document-statistic meta:table-count="1" meta:image-count="19" meta:object-count="0" meta:page-count="1" meta:paragraph-count="84" meta:word-count="398" meta:character-count="3127"/>
  </office:meta>
</office:document-meta>
</file>